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1" style:family="table-column">
      <style:table-column-properties style:column-width="0.5479in"/>
    </style:style>
    <style:style style:name="TableColumn202" style:family="table-column">
      <style:table-column-properties style:column-width="0.7048in"/>
    </style:style>
    <style:style style:name="TableColumn203" style:family="table-column">
      <style:table-column-properties style:column-width="0.3631in"/>
    </style:style>
    <style:style style:name="TableColumn204" style:family="table-column">
      <style:table-column-properties style:column-width="0.5847in"/>
    </style:style>
    <style:style style:name="TableColumn205" style:family="table-column">
      <style:table-column-properties style:column-width="0.518in"/>
    </style:style>
    <style:style style:name="TableColumn206" style:family="table-column">
      <style:table-column-properties style:column-width="1.4513in"/>
    </style:style>
    <style:style style:name="TableColumn207" style:family="table-column">
      <style:table-column-properties style:column-width="0.643in"/>
    </style:style>
    <style:style style:name="TableColumn208" style:family="table-column">
      <style:table-column-properties style:column-width="0.5666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200" style:family="table">
      <style:table-properties style:width="7.0798in" fo:margin-left="0in" table:align="left"/>
    </style:style>
    <style:style style:name="TableRow212" style:family="table-row">
      <style:table-row-properties style:min-row-height="2.0236in" fo:keep-together="alway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extbody" style:family="paragraph">
      <style:paragraph-properties fo:line-height="150%"/>
      <style:text-properties style:font-weight-complex="bold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TableCell227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8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0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2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4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6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7" style:family="table-row">
      <style:table-row-properties/>
    </style:style>
    <style:style style:name="P238" style:parent-style-name="Textbody" style:family="paragraph">
      <style:paragraph-properties fo:line-height="150%"/>
      <style:text-properties style:font-weight-complex="bold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extbody" style:family="paragraph">
      <style:paragraph-properties fo:line-height="150%"/>
      <style:text-properties style:font-weight-complex="bold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extbody" style:family="paragraph">
      <style:paragraph-properties fo:line-height="150%"/>
      <style:text-properties style:font-weight-complex="bold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extbody" style:family="paragraph">
      <style:paragraph-properties fo:line-height="150%"/>
      <style:text-properties style:font-weight-complex="bold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extbody" style:family="paragraph">
      <style:paragraph-properties fo:line-height="150%"/>
      <style:text-properties style:font-weight-complex="bold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extbody" style:family="paragraph">
      <style:paragraph-properties fo:line-height="150%"/>
      <style:text-properties style:font-weight-complex="bold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extbody" style:family="paragraph">
      <style:paragraph-properties fo:line-height="150%"/>
      <style:text-properties style:font-weight-complex="bold" fo:language="en" fo:country="US"/>
    </style:style>
    <style:style style:name="TableRow251" style:family="table-row">
      <style:table-row-properties/>
    </style:style>
    <style:style style:name="P252" style:parent-style-name="Textbody" style:family="paragraph">
      <style:paragraph-properties fo:line-height="150%"/>
      <style:text-properties style:font-weight-complex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paragraph-properties fo:line-height="150%"/>
      <style:text-properties style:font-weight-complex="bold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paragraph-properties fo:line-height="150%"/>
      <style:text-properties style:font-weight-complex="bold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paragraph-properties fo:line-height="150%"/>
      <style:text-properties style:font-weight-complex="bold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paragraph-properties fo:line-height="150%"/>
      <style:text-properties style:font-weight-complex="bold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paragraph-properties fo:line-height="150%"/>
      <style:text-properties style:font-weight-complex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paragraph-properties fo:line-height="150%"/>
      <style:text-properties style:font-weight-complex="bold"/>
    </style:style>
    <style:style style:name="TableRow265" style:family="table-row">
      <style:table-row-properties/>
    </style:style>
    <style:style style:name="P266" style:parent-style-name="Textbody" style:family="paragraph">
      <style:paragraph-properties fo:line-height="150%"/>
      <style:text-properties style:font-weight-complex="bold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paragraph-properties fo:line-height="150%"/>
      <style:text-properties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paragraph-properties fo:line-height="150%"/>
      <style:text-properties style:font-weight-complex="bold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extbody" style:family="paragraph">
      <style:paragraph-properties fo:line-height="150%"/>
      <style:text-properties style:font-weight-complex="bold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extbody" style:family="paragraph">
      <style:paragraph-properties fo:line-height="150%"/>
      <style:text-properties style:font-weight-complex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Textbody" style:family="paragraph">
      <style:paragraph-properties fo:line-height="150%"/>
      <style:text-properties style:font-weight-complex="bold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Textbody" style:family="paragraph">
      <style:paragraph-properties fo:line-height="150%"/>
      <style:text-properties style:font-weight-complex="bold"/>
    </style:style>
    <style:style style:name="TableRow279" style:family="table-row">
      <style:table-row-properties/>
    </style:style>
    <style:style style:name="P280" style:parent-style-name="Textbody" style:family="paragraph">
      <style:paragraph-properties fo:line-height="150%"/>
      <style:text-properties style:font-weight-complex="bold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paragraph-properties fo:line-height="150%"/>
      <style:text-properties style:font-weight-complex="bold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extbody" style:family="paragraph">
      <style:paragraph-properties fo:line-height="150%"/>
      <style:text-properties style:font-weight-complex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extbody" style:family="paragraph">
      <style:paragraph-properties fo:line-height="150%"/>
      <style:text-properties style:font-weight-complex="bold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extbody" style:family="paragraph">
      <style:paragraph-properties fo:line-height="150%"/>
      <style:text-properties style:font-weight-complex="bold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Textbody" style:family="paragraph">
      <style:paragraph-properties fo:line-height="150%"/>
      <style:text-properties style:font-weight-complex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Textbody" style:family="paragraph">
      <style:paragraph-properties fo:line-height="150%"/>
      <style:text-properties style:font-weight-complex="bold" fo:language="en" fo:country="US"/>
    </style:style>
    <style:style style:name="TableRow293" style:family="table-row">
      <style:table-row-properties/>
    </style:style>
    <style:style style:name="P294" style:parent-style-name="Textbody" style:family="paragraph">
      <style:paragraph-properties fo:line-height="150%"/>
      <style:text-properties style:font-weight-complex="bold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paragraph-properties fo:line-height="150%"/>
      <style:text-properties style:font-weight-complex="bold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extbody" style:family="paragraph">
      <style:paragraph-properties fo:line-height="150%"/>
      <style:text-properties style:font-weight-complex="bold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extbody" style:family="paragraph">
      <style:paragraph-properties fo:line-height="150%"/>
      <style:text-properties style:font-weight-complex="bold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extbody" style:family="paragraph">
      <style:paragraph-properties fo:line-height="150%"/>
      <style:text-properties style:font-weight-complex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extbody" style:family="paragraph">
      <style:paragraph-properties fo:line-height="150%"/>
      <style:text-properties style:font-weight-complex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Textbody" style:family="paragraph">
      <style:paragraph-properties fo:line-height="150%"/>
      <style:text-properties style:font-weight-complex="bold" fo:language="en" fo:country="US"/>
    </style:style>
    <style:style style:name="TableRow307" style:family="table-row">
      <style:table-row-properties/>
    </style:style>
    <style:style style:name="P308" style:parent-style-name="Textbody" style:family="paragraph">
      <style:paragraph-properties fo:line-height="150%"/>
      <style:text-properties style:font-weight-complex="bold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Textbody" style:family="paragraph">
      <style:paragraph-properties fo:line-height="150%"/>
      <style:text-properties style:font-weight-complex="bold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extbody" style:family="paragraph">
      <style:paragraph-properties fo:line-height="150%"/>
      <style:text-properties style:font-weight-complex="bold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extbody" style:family="paragraph">
      <style:paragraph-properties fo:line-height="150%"/>
      <style:text-properties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Textbody" style:family="paragraph">
      <style:paragraph-properties fo:line-height="150%"/>
      <style:text-properties style:font-weight-complex="bold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extbody" style:family="paragraph">
      <style:paragraph-properties fo:line-height="150%"/>
      <style:text-properties style:font-weight-complex="bold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Textbody" style:family="paragraph">
      <style:paragraph-properties fo:line-height="150%"/>
      <style:text-properties style:font-weight-complex="bold" fo:language="en" fo:country="US"/>
    </style:style>
    <style:style style:name="TableRow321" style:family="table-row">
      <style:table-row-properties/>
    </style:style>
    <style:style style:name="P322" style:parent-style-name="Textbody" style:family="paragraph">
      <style:paragraph-properties fo:line-height="150%"/>
      <style:text-properties style:font-weight-complex="bold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extbody" style:family="paragraph">
      <style:paragraph-properties fo:line-height="150%"/>
      <style:text-properties style:font-weight-complex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Textbody" style:family="paragraph">
      <style:paragraph-properties fo:line-height="150%"/>
      <style:text-properties style:font-weight-complex="bold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extbody" style:family="paragraph">
      <style:paragraph-properties fo:line-height="150%"/>
      <style:text-properties style:font-weight-complex="bold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extbody" style:family="paragraph">
      <style:paragraph-properties fo:line-height="150%"/>
      <style:text-properties style:font-weight-complex="bold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Textbody" style:family="paragraph">
      <style:paragraph-properties fo:line-height="150%"/>
      <style:text-properties style:font-weight-complex="bold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extbody" style:family="paragraph">
      <style:paragraph-properties fo:line-height="150%"/>
      <style:text-properties style:font-weight-complex="bold" fo:language="en" fo:country="US"/>
    </style:style>
    <style:style style:name="TableRow335" style:family="table-row">
      <style:table-row-properties/>
    </style:style>
    <style:style style:name="P336" style:parent-style-name="Textbody" style:family="paragraph">
      <style:paragraph-properties fo:line-height="150%"/>
      <style:text-properties style:font-weight-complex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extbody" style:family="paragraph">
      <style:paragraph-properties fo:line-height="150%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extbody" style:family="paragraph">
      <style:paragraph-properties fo:line-height="150%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extbody" style:family="paragraph">
      <style:paragraph-properties fo:line-height="150%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extbody" style:family="paragraph">
      <style:paragraph-properties fo:line-height="150%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paragraph-properties fo:line-height="150%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paragraph-properties fo:line-height="150%"/>
      <style:text-properties style:font-weight-complex="bold" fo:language="en" fo:country="US"/>
    </style:style>
    <style:style style:name="TableRow349" style:family="table-row">
      <style:table-row-properties/>
    </style:style>
    <style:style style:name="P350" style:parent-style-name="Textbody" style:family="paragraph">
      <style:paragraph-properties fo:line-height="150%"/>
      <style:text-properties style:font-weight-complex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paragraph-properties fo:line-height="150%"/>
      <style:text-properties style:font-weight-complex="bold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paragraph-properties fo:line-height="150%"/>
      <style:text-properties style:font-weight-complex="bold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paragraph-properties fo:line-height="150%"/>
      <style:text-properties style:font-weight-complex="bold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paragraph-properties fo:line-height="150%"/>
      <style:text-properties style:font-weight-complex="bold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paragraph-properties fo:line-height="150%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extbody" style:family="paragraph">
      <style:paragraph-properties fo:line-height="150%"/>
      <style:text-properties style:font-weight-complex="bold"/>
    </style:style>
    <style:style style:name="TableRow363" style:family="table-row">
      <style:table-row-properties/>
    </style:style>
    <style:style style:name="P364" style:parent-style-name="Textbody" style:family="paragraph">
      <style:paragraph-properties fo:line-height="150%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Textbody" style:family="paragraph">
      <style:paragraph-properties fo:line-height="150%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Textbody" style:family="paragraph">
      <style:paragraph-properties fo:line-height="150%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Textbody" style:family="paragraph">
      <style:paragraph-properties fo:line-height="150%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paragraph-properties fo:line-height="150%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Textbody" style:family="paragraph">
      <style:paragraph-properties fo:line-height="150%"/>
      <style:text-properties style:font-weight-complex="bold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Textbody" style:family="paragraph">
      <style:paragraph-properties fo:line-height="150%"/>
      <style:text-properties style:font-weight-complex="bold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paragraph-properties fo:line-height="150%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Textbody" style:family="paragraph">
      <style:paragraph-properties fo:line-height="150%"/>
      <style:text-properties style:font-weight-complex="bold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Textbody" style:family="paragraph">
      <style:paragraph-properties fo:line-height="150%"/>
      <style:text-properties style:font-weight-complex="bold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Textbody" style:family="paragraph">
      <style:paragraph-properties fo:line-height="150%"/>
      <style:text-properties style:font-weight-complex="bold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Textbody" style:family="paragraph">
      <style:paragraph-properties fo:line-height="150%"/>
      <style:text-properties style:font-weight-complex="bold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Textbody" style:family="paragraph">
      <style:paragraph-properties fo:line-height="150%"/>
      <style:text-properties style:font-weight-complex="bold"/>
    </style:style>
    <style:style style:name="TableRow402" style:family="table-row">
      <style:table-row-properties/>
    </style:style>
    <style:style style:name="P403" style:parent-style-name="Textbody" style:family="paragraph">
      <style:paragraph-properties fo:line-height="150%"/>
      <style:text-properties style:font-weight-complex="bold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Textbody" style:family="paragraph">
      <style:paragraph-properties fo:line-height="150%"/>
      <style:text-properties style:font-weight-complex="bold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extbody" style:family="paragraph">
      <style:paragraph-properties fo:line-height="150%"/>
      <style:text-properties style:font-weight-complex="bold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extbody" style:family="paragraph">
      <style:paragraph-properties fo:line-height="150%"/>
      <style:text-properties style:font-weight-complex="bold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extbody" style:family="paragraph">
      <style:paragraph-properties fo:line-height="150%"/>
      <style:text-properties style:font-weight-complex="bold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paragraph-properties fo:line-height="150%"/>
      <style:text-properties style:font-weight-complex="bold"/>
    </style:style>
    <style:style style:name="TableRow419" style:family="table-row">
      <style:table-row-properties/>
    </style:style>
    <style:style style:name="P420" style:parent-style-name="Textbody" style:family="paragraph">
      <style:paragraph-properties fo:line-height="150%"/>
      <style:text-properties style:font-weight-complex="bold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paragraph-properties fo:line-height="150%"/>
      <style:text-properties style:font-weight-complex="bold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paragraph-properties fo:line-height="150%"/>
      <style:text-properties style:font-weight-complex="bold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Textbody" style:family="paragraph">
      <style:paragraph-properties fo:line-height="150%"/>
      <style:text-properties style:font-weight-complex="bold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Textbody" style:family="paragraph">
      <style:paragraph-properties fo:line-height="150%"/>
      <style:text-properties style:font-weight-complex="bold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paragraph-properties fo:line-height="150%"/>
      <style:text-properties style:font-weight-complex="bold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paragraph-properties fo:line-height="150%"/>
      <style:text-properties style:font-weight-complex="bold" fo:language="en" fo:country="US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Textbody" style:family="paragraph">
      <style:paragraph-properties fo:line-height="150%"/>
      <style:text-properties style:font-weight-complex="bold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Textbody" style:family="paragraph">
      <style:paragraph-properties fo:line-height="150%"/>
      <style:text-properties style:font-weight-complex="bold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Textbody" style:family="paragraph">
      <style:paragraph-properties fo:line-height="150%"/>
      <style:text-properties style:font-weight-complex="bold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Textbody" style:family="paragraph">
      <style:paragraph-properties fo:line-height="150%"/>
      <style:text-properties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Textbody" style:family="paragraph">
      <style:paragraph-properties fo:line-height="150%"/>
      <style:text-properties style:font-weight-complex="bold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Textbody" style:family="paragraph">
      <style:paragraph-properties fo:line-height="150%"/>
      <style:text-properties style:font-weight-complex="bold" fo:language="en" fo:country="US"/>
    </style:style>
    <style:style style:name="TableRow457" style:family="table-row">
      <style:table-row-properties/>
    </style:style>
    <style:style style:name="P458" style:parent-style-name="Textbody" style:family="paragraph">
      <style:paragraph-properties fo:line-height="150%"/>
      <style:text-properties style:font-weight-complex="bold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extbody" style:family="paragraph">
      <style:paragraph-properties fo:line-height="150%"/>
      <style:text-properties style:font-weight-complex="bold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extbody" style:family="paragraph">
      <style:paragraph-properties fo:line-height="150%"/>
      <style:text-properties style:font-weight-complex="bold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Textbody" style:family="paragraph">
      <style:paragraph-properties fo:line-height="150%"/>
      <style:text-properties style:font-weight-complex="bold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Textbody" style:family="paragraph">
      <style:paragraph-properties fo:line-height="150%"/>
      <style:text-properties style:font-weight-complex="bold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Textbody" style:family="paragraph">
      <style:paragraph-properties fo:line-height="150%"/>
      <style:text-properties style:font-weight-complex="bold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Textbody" style:family="paragraph">
      <style:paragraph-properties fo:line-height="150%"/>
      <style:text-properties style:font-weight-complex="bold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Textbody" style:family="paragraph">
      <style:paragraph-properties fo:line-height="150%"/>
      <style:text-properties style:font-weight-complex="bold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extbody" style:family="paragraph">
      <style:paragraph-properties fo:line-height="150%"/>
      <style:text-properties style:font-weight-complex="bold" fo:language="en" fo:country="US"/>
    </style:style>
    <style:style style:name="TableRow475" style:family="table-row">
      <style:table-row-properties/>
    </style:style>
    <style:style style:name="P476" style:parent-style-name="Textbody" style:family="paragraph">
      <style:paragraph-properties fo:line-height="150%"/>
      <style:text-properties style:font-weight-complex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line-height="150%"/>
      <style:text-properties style:font-weight-complex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extbody" style:family="paragraph">
      <style:paragraph-properties fo:line-height="150%"/>
      <style:text-properties style:font-weight-complex="bold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Textbody" style:family="paragraph">
      <style:paragraph-properties fo:line-height="150%"/>
      <style:text-properties style:font-weight-complex="bold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extbody" style:family="paragraph">
      <style:paragraph-properties fo:line-height="150%"/>
      <style:text-properties style:font-weight-complex="bold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Textbody" style:family="paragraph">
      <style:paragraph-properties fo:line-height="150%"/>
      <style:text-properties style:font-weight-complex="bold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Textbody" style:family="paragraph">
      <style:paragraph-properties fo:line-height="150%"/>
      <style:text-properties style:font-weight-complex="bold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Textbody" style:family="paragraph">
      <style:paragraph-properties fo:line-height="150%"/>
      <style:text-properties style:font-weight-complex="bold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Textbody" style:family="paragraph">
      <style:paragraph-properties fo:line-height="150%"/>
      <style:text-properties style:font-weight-complex="bold" fo:language="en" fo:country="US"/>
    </style:style>
    <style:style style:name="TableRow493" style:family="table-row">
      <style:table-row-properties/>
    </style:style>
    <style:style style:name="P494" style:parent-style-name="Textbody" style:family="paragraph">
      <style:paragraph-properties fo:line-height="150%"/>
      <style:text-properties style:font-weight-complex="bold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Textbody" style:family="paragraph">
      <style:paragraph-properties fo:line-height="150%"/>
      <style:text-properties style:font-weight-complex="bold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Textbody" style:family="paragraph">
      <style:paragraph-properties fo:line-height="150%"/>
      <style:text-properties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extbody" style:family="paragraph">
      <style:paragraph-properties fo:line-height="150%"/>
      <style:text-properties style:font-weight-complex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extbody" style:family="paragraph">
      <style:paragraph-properties fo:line-height="150%"/>
      <style:text-properties style:font-weight-complex="bold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Textbody" style:family="paragraph">
      <style:paragraph-properties fo:line-height="150%"/>
      <style:text-properties style:font-weight-complex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extbody" style:family="paragraph">
      <style:paragraph-properties fo:line-height="150%"/>
      <style:text-properties style:font-weight-complex="bold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Textbody" style:family="paragraph">
      <style:paragraph-properties fo:line-height="150%"/>
      <style:text-properties style:font-weight-complex="bold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extbody" style:family="paragraph">
      <style:paragraph-properties fo:line-height="150%"/>
      <style:text-properties style:font-weight-complex="bold"/>
    </style:style>
    <style:style style:name="TableRow511" style:family="table-row">
      <style:table-row-properties/>
    </style:style>
    <style:style style:name="P512" style:parent-style-name="Textbody" style:family="paragraph">
      <style:paragraph-properties fo:line-height="150%"/>
      <style:text-properties style:font-weight-complex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Textbody" style:family="paragraph">
      <style:paragraph-properties fo:line-height="150%"/>
      <style:text-properties style:font-weight-complex="bold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Textbody" style:family="paragraph">
      <style:paragraph-properties fo:line-height="150%"/>
      <style:text-properties style:font-weight-complex="bold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extbody" style:family="paragraph">
      <style:paragraph-properties fo:line-height="150%"/>
      <style:text-properties style:font-weight-complex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extbody" style:family="paragraph">
      <style:paragraph-properties fo:line-height="150%"/>
      <style:text-properties style:font-weight-complex="bold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Textbody" style:family="paragraph">
      <style:paragraph-properties fo:line-height="150%"/>
      <style:text-properties style:font-weight-complex="bold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extbody" style:family="paragraph">
      <style:paragraph-properties fo:line-height="150%"/>
      <style:text-properties style:font-weight-complex="bold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Textbody" style:family="paragraph">
      <style:paragraph-properties fo:line-height="150%"/>
      <style:text-properties style:font-weight-complex="bold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extbody" style:family="paragraph">
      <style:paragraph-properties fo:line-height="150%"/>
      <style:text-properties style:font-weight-complex="bold"/>
    </style:style>
    <style:style style:name="TableRow529" style:family="table-row">
      <style:table-row-properties/>
    </style:style>
    <style:style style:name="P530" style:parent-style-name="Textbody" style:family="paragraph">
      <style:paragraph-properties fo:line-height="150%"/>
      <style:text-properties style:font-weight-complex="bold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Textbody" style:family="paragraph">
      <style:paragraph-properties fo:line-height="150%"/>
      <style:text-properties style:font-weight-complex="bol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Textbody" style:family="paragraph">
      <style:paragraph-properties fo:line-height="150%"/>
      <style:text-properties style:font-weight-complex="bold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Textbody" style:family="paragraph">
      <style:paragraph-properties fo:line-height="150%"/>
      <style:text-properties style:font-weight-complex="bold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extbody" style:family="paragraph">
      <style:paragraph-properties fo:line-height="150%"/>
      <style:text-properties style:font-weight-complex="bold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Textbody" style:family="paragraph">
      <style:paragraph-properties fo:line-height="150%"/>
      <style:text-properties style:font-weight-complex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Textbody" style:family="paragraph">
      <style:paragraph-properties fo:line-height="150%"/>
      <style:text-properties style:font-weight-complex="bold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Textbody" style:family="paragraph">
      <style:paragraph-properties fo:line-height="150%"/>
      <style:text-properties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Textbody" style:family="paragraph">
      <style:paragraph-properties fo:line-height="150%"/>
      <style:text-properties style:font-weight-complex="bold"/>
    </style:style>
    <style:style style:name="TableRow547" style:family="table-row">
      <style:table-row-properties/>
    </style:style>
    <style:style style:name="P548" style:parent-style-name="Textbody" style:family="paragraph">
      <style:paragraph-properties fo:line-height="150%"/>
      <style:text-properties style:font-weight-complex="bold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Textbody" style:family="paragraph">
      <style:paragraph-properties fo:line-height="150%"/>
      <style:text-properties style:font-weight-complex="bold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Textbody" style:family="paragraph">
      <style:paragraph-properties fo:line-height="150%"/>
      <style:text-properties style:font-weight-complex="bold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Textbody" style:family="paragraph">
      <style:paragraph-properties fo:line-height="150%"/>
      <style:text-properties style:font-weight-complex="bold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Textbody" style:family="paragraph">
      <style:paragraph-properties fo:line-height="150%"/>
      <style:text-properties style:font-weight-complex="bold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Textbody" style:family="paragraph">
      <style:paragraph-properties fo:line-height="150%"/>
      <style:text-properties style:font-weight-complex="bold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Textbody" style:family="paragraph">
      <style:paragraph-properties fo:line-height="150%"/>
      <style:text-properties style:font-weight-complex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extbody" style:family="paragraph">
      <style:paragraph-properties fo:line-height="150%"/>
      <style:text-properties style:font-weight-complex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extbody" style:family="paragraph">
      <style:paragraph-properties fo:line-height="150%"/>
      <style:text-properties style:font-weight-complex="bold"/>
    </style:style>
    <style:style style:name="TableRow565" style:family="table-row">
      <style:table-row-properties/>
    </style:style>
    <style:style style:name="P566" style:parent-style-name="Textbody" style:family="paragraph">
      <style:paragraph-properties fo:line-height="150%"/>
      <style:text-properties style:font-weight-complex="bold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extbody" style:family="paragraph">
      <style:paragraph-properties fo:line-height="150%"/>
      <style:text-properties style:font-weight-complex="bold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Textbody" style:family="paragraph">
      <style:paragraph-properties fo:line-height="150%"/>
      <style:text-properties style:font-weight-complex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extbody" style:family="paragraph">
      <style:paragraph-properties fo:line-height="150%"/>
      <style:text-properties style:font-weight-complex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Textbody" style:family="paragraph">
      <style:paragraph-properties fo:line-height="150%"/>
      <style:text-properties style:font-weight-complex="bold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Textbody" style:family="paragraph">
      <style:paragraph-properties fo:line-height="150%"/>
      <style:text-properties style:font-weight-complex="bold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Textbody" style:family="paragraph">
      <style:paragraph-properties fo:line-height="150%"/>
      <style:text-properties style:font-weight-complex="bold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Textbody" style:family="paragraph">
      <style:paragraph-properties fo:line-height="150%"/>
      <style:text-properties style:font-weight-complex="bold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Textbody" style:family="paragraph">
      <style:paragraph-properties fo:line-height="150%"/>
      <style:text-properties style:font-weight-complex="bold" fo:language="en" fo:country="US"/>
    </style:style>
    <style:style style:name="TableRow583" style:family="table-row">
      <style:table-row-properties/>
    </style:style>
    <style:style style:name="P584" style:parent-style-name="Textbody" style:family="paragraph">
      <style:paragraph-properties fo:line-height="150%"/>
      <style:text-properties style:font-weight-complex="bold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Textbody" style:family="paragraph">
      <style:paragraph-properties fo:line-height="150%"/>
      <style:text-properties style:font-weight-complex="bold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Textbody" style:family="paragraph">
      <style:paragraph-properties fo:line-height="150%"/>
      <style:text-properties style:font-weight-complex="bold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Textbody" style:family="paragraph">
      <style:paragraph-properties fo:line-height="150%"/>
      <style:text-properties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extbody" style:family="paragraph">
      <style:paragraph-properties fo:line-height="150%"/>
      <style:text-properties style:font-weight-complex="bold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extbody" style:family="paragraph">
      <style:paragraph-properties fo:line-height="150%"/>
      <style:text-properties style:font-weight-complex="bold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Textbody" style:family="paragraph">
      <style:paragraph-properties fo:line-height="150%"/>
      <style:text-properties style:font-weight-complex="bold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Textbody" style:family="paragraph">
      <style:paragraph-properties fo:line-height="150%"/>
      <style:text-properties style:font-weight-complex="bold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Textbody" style:family="paragraph">
      <style:paragraph-properties fo:line-height="150%"/>
      <style:text-properties style:font-weight-complex="bold" fo:language="en" fo:country="US"/>
    </style:style>
    <style:style style:name="P6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</style:style>
    <style:style style:name="T6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</style:style>
    <style:style style:name="T6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</style:style>
    <style:style style:name="T66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2" style:parent-style-name="Обычный" style:family="paragraph">
      <style:paragraph-properties fo:text-align="end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</style:style>
    <style:style style:name="T665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66" style:parent-style-name="Textbody" style:family="paragraph">
      <style:paragraph-properties fo:line-height="150%" fo:text-indent="0.4923in"/>
    </style:style>
    <style:style style:name="T667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4" style:parent-style-name="Обычный" style:family="paragraph">
      <style:paragraph-properties fo:text-align="end"/>
    </style:style>
    <style:style style:name="P675" style:parent-style-name="Textbody" style:family="paragraph">
      <style:paragraph-properties fo:line-height="150%"/>
    </style:style>
    <style:style style:name="T676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7" style:parent-style-name="Обычный" style:family="paragraph">
      <style:paragraph-properties fo:text-align="end"/>
    </style:style>
    <style:style style:name="T678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79" style:parent-style-name="Обычный" style:family="paragraph">
      <style:paragraph-properties fo:text-align="end"/>
    </style:style>
    <style:style style:name="T680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T682" style:parent-style-name="Основнойшрифтабзаца" style:family="text">
      <style:text-properties style:font-weight-complex="bold" fo:font-size="14pt" style:font-size-asian="14pt" style:font-size-complex="14pt" style:language-asian="ru" style:country-asian="RU" style:language-complex="ar" style:country-complex="SA"/>
    </style:style>
    <style:style style:name="P683" style:parent-style-name="Обычный" style:family="paragraph">
      <style:paragraph-properties fo:text-align="end"/>
    </style:style>
    <style:style style:name="P6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89" style:parent-style-name="Textbody" style:family="paragraph">
      <style:paragraph-properties fo:line-height="150%" fo:text-indent="0.4923in"/>
    </style:style>
    <style:style style:name="T690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</style:style>
    <style:style style:name="T6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9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3" style:parent-style-name="Textbody" style:family="paragraph">
      <style:paragraph-properties fo:line-height="150%" fo:text-indent="0.4923in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/>
    </style:style>
    <style:style style:name="T7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4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6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37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3" style:parent-style-name="Textbody" style:family="paragraph">
      <style:paragraph-properties fo:line-height="150%"/>
    </style:style>
    <style:style style:name="T7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 fo:text-indent="0.4923in"/>
    </style:style>
    <style:style style:name="T7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</style:style>
    <style:style style:name="T79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9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</style:style>
    <style:style style:name="T7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</style:style>
    <style:style style:name="T8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35" style:parent-style-name="Textbody" style:family="paragraph">
      <style:paragraph-properties fo:line-height="150%" fo:text-indent="0.4923in"/>
    </style:style>
    <style:style style:name="T8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4" style:parent-style-name="Textbody" style:family="paragraph">
      <style:paragraph-properties fo:line-height="150%" fo:text-indent="0.4923in"/>
    </style:style>
    <style:style style:name="T8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56" style:parent-style-name="Основнойшрифтабзаца" style:family="text">
      <style:text-properties style:font-weight-complex="bold" fo:font-size="14pt" style:font-size-asian="14pt" style:font-size-complex="14pt" fo:background-color="#FFFF00"/>
    </style:style>
    <style:style style:name="P85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64" style:parent-style-name="Textbody" style:family="paragraph">
      <style:paragraph-properties fo:line-height="150%" fo:text-indent="0.4923in"/>
    </style:style>
    <style:style style:name="T86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background-color="#FFFF00" fo:language="en" fo:country="US"/>
    </style:style>
    <style:style style:name="P866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86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868" style:parent-style-name="Textbody" style:family="paragraph">
      <style:paragraph-properties fo:line-height="150%"/>
      <style:text-properties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 Шифры издели</text:span><text:span text:style-name="T182">я</text:span></text:p>
      <text:p text:style-name="P183">Отсутствуют.</text:p>
      <text:p text:style-name="P184">2.1.1.4 Шифры проекта</text:p>
      <text:p text:style-name="P185">Отсутствуют.</text:p>
      <text:p text:style-name="P186">2.1.2 Краткое описание изделия</text:p>
      <text:p text:style-name="P187"><text:span text:style-name="T188">Конвертор<text:s/></text:span><text:span text:style-name="T189">MigrateIMS</text:span><text:span text:style-name="T190"><text:s/>предназначен для помощи техническому персоналу телефонных станций (далее – АТС), для выполнения</text:span><text:span text:style-name="T191"><text:s/>автоматического конвертирования исходной базы абонентских<text:s/></text:span><text:span text:style-name="T192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3"/>
      <text:p text:style-name="P194">2.1.3 Сведения об авторском праве</text:p>
      <text:p text:style-name="P195">Не требуется.</text:p>
      <text:p text:style-name="P196"/>
      <text:p text:style-name="P197"/>
      <text:p text:style-name="P198"/>
      <text:soft-page-break/>
      <text:p text:style-name="P199">2.1.4 Результирующие компоненты изделия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 table:number-columns-spanned="5" table:number-rows-spanned="11">
            <text:p text:style-name="P214">Обозначения:</text:p>
            <text:p text:style-name="P215">Основное изделие – не используется для создания других изделий</text:p>
            <text:p text:style-name="P216"/>
            <text:p text:style-name="P217">Вспомогательное изделие – используется для создания других изделий</text:p>
            <text:p text:style-name="P218"/>
            <text:p text:style-name="P219">Уровень поддержки 1: удовлетворяются заявки на исправление дефектов;<text:s/>возможно сообщение об изменениях; принимаются заявки на расширение функциональных возможностей изделия</text:p>
            <text:p text:style-name="P220"/>
            <text:p text:style-name="P221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2"/>
            <text:p text:style-name="P223">Уровень поддержки 3: удовлетворяются заявки на исправление дефектов</text:p>
            <text:p text:style-name="P224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  <table:table-cell table:style-name="TableCell227">
            <text:p text:style-name="P228">Формируется целиком</text:p>
          </table:table-cell>
          <table:table-cell table:style-name="TableCell229">
            <text:p text:style-name="P230">Модифицируется</text:p>
          </table:table-cell>
          <table:table-cell table:style-name="TableCell231">
            <text:p text:style-name="P232">Распространяется</text:p>
          </table:table-cell>
          <table:table-cell table:style-name="TableCell233">
            <text:p text:style-name="P234">Не распространяется</text:p>
          </table:table-cell>
          <table:table-cell table:style-name="TableCell235">
            <text:p text:style-name="P236">Ответственная группа</text:p>
          </table:table-cell>
        </table:table-row>
        <table:table-row table:style-name="TableRow237">
          <table:covered-table-cell>
            <text:p text:style-name="P238"/>
          </table:covered-table-cell>
          <table:covered-table-cell/>
          <table:covered-table-cell/>
          <table:covered-table-cell/>
          <table:covered-table-cell/>
          <table:table-cell table:style-name="TableCell239">
            <text:p text:style-name="P240">Спецификации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covered-table-cell>
            <text:p text:style-name="P252"/>
          </table:covered-table-cell>
          <table:covered-table-cell/>
          <table:covered-table-cell/>
          <table:covered-table-cell/>
          <table:covered-table-cell/>
          <table:table-cell table:style-name="TableCell253">
            <text:p text:style-name="P254">Внешняя спецификация</text:p>
          </table:table-cell>
          <table:table-cell table:style-name="TableCell255">
            <text:p text:style-name="P256">Х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Х</text:p>
          </table:table-cell>
          <table:table-cell table:style-name="TableCell263">
            <text:p text:style-name="P264">Р</text:p>
          </table:table-cell>
        </table:table-row>
        <table:table-row table:style-name="TableRow265">
          <table:covered-table-cell>
            <text:p text:style-name="P266"/>
          </table:covered-table-cell>
          <table:covered-table-cell/>
          <table:covered-table-cell/>
          <table:covered-table-cell/>
          <table:covered-table-cell/>
          <table:table-cell table:style-name="TableCell267">
            <text:p text:style-name="P268">Внутренняя спецификация</text:p>
          </table:table-cell>
          <table:table-cell table:style-name="TableCell269">
            <text:p text:style-name="P270">Х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Х</text:p>
          </table:table-cell>
          <table:table-cell table:style-name="TableCell277">
            <text:p text:style-name="P278">Р</text:p>
          </table:table-cell>
        </table:table-row>
        <table:table-row table:style-name="TableRow279">
          <table:covered-table-cell>
            <text:p text:style-name="P280"/>
          </table:covered-table-cell>
          <table:covered-table-cell/>
          <table:covered-table-cell/>
          <table:covered-table-cell/>
          <table:covered-table-cell/>
          <table:table-cell table:style-name="TableCell281">
            <text:p text:style-name="P282">Спецификация испытаний (не надо)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P294"/>
          </table:covered-table-cell>
          <table:covered-table-cell/>
          <table:covered-table-cell/>
          <table:covered-table-cell/>
          <table:covered-table-cell/>
          <table:table-cell table:style-name="TableCell295">
            <text:p text:style-name="P296">Спецификация сопровождения (не надо)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covered-table-cell>
            <text:p text:style-name="P308"/>
          </table:covered-table-cell>
          <table:covered-table-cell/>
          <table:covered-table-cell/>
          <table:covered-table-cell/>
          <table:covered-table-cell/>
          <table:table-cell table:style-name="TableCell309">
            <text:p text:style-name="P310">Другие спецификации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P322"/>
          </table:covered-table-cell>
          <table:covered-table-cell/>
          <table:covered-table-cell/>
          <table:covered-table-cell/>
          <table:covered-table-cell/>
          <table:table-cell table:style-name="TableCell323">
            <text:p text:style-name="P324">Документация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covered-table-cell>
            <text:p text:style-name="P336"/>
          </table:covered-table-cell>
          <table:covered-table-cell/>
          <table:covered-table-cell/>
          <table:covered-table-cell/>
          <table:covered-table-cell/>
          <table:table-cell table:style-name="TableCell337">
            <text:p text:style-name="P338">Техническое описание системы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covered-table-cell>
            <text:p text:style-name="P350"/>
          </table:covered-table-cell>
          <table:covered-table-cell/>
          <table:covered-table-cell/>
          <table:covered-table-cell/>
          <table:covered-table-cell/>
          <table:table-cell table:style-name="TableCell351">
            <text:p text:style-name="P352">Справочное руководство</text:p>
          </table:table-cell>
          <table:table-cell table:style-name="TableCell353">
            <text:p text:style-name="P354">Х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Х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Б</text:p>
          </table:table-cell>
        </table:table-row>
        <table:table-row table:style-name="TableRow363">
          <table:covered-table-cell>
            <text:p text:style-name="P364"/>
          </table:covered-table-cell>
          <table:covered-table-cell/>
          <table:covered-table-cell/>
          <table:covered-table-cell/>
          <table:covered-table-cell/>
          <table:table-cell table:style-name="TableCell365">
            <text:p text:style-name="P366">Справочный буклет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 table:number-rows-spanned="3">
            <text:p text:style-name="P379">Тип</text:p>
            <text:p text:style-name="P380">Изде-</text:p>
            <text:p text:style-name="P381">лия</text:p>
          </table:table-cell>
          <table:table-cell table:style-name="TableCell382" table:number-rows-spanned="2">
            <text:p text:style-name="P383">Основ-ное</text:p>
          </table:table-cell>
          <table:table-cell table:style-name="TableCell384" table:number-rows-spanned="2">
            <text:p text:style-name="P385">Х</text:p>
          </table:table-cell>
          <table:table-cell table:style-name="TableCell386" table:number-columns-spanned="2" table:number-rows-spanned="3">
            <text:p text:style-name="P387">Начальный</text:p>
            <text:p text:style-name="P388">уровень</text:p>
            <text:p text:style-name="P389">поддержки</text:p>
          </table:table-cell>
          <table:covered-table-cell/>
          <table:table-cell table:style-name="TableCell390">
            <text:p text:style-name="P391">Руководство оператора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covered-table-cell>
            <text:p text:style-name="P403"/>
          </table:covered-table-cell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/>
          <table:table-cell table:style-name="TableCell407">
            <text:p text:style-name="P408">Указатель системных сообщений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Вспо-мога-тельное</text:p>
          </table:table-cell>
          <table:table-cell table:style-name="TableCell423">
            <text:p text:style-name="P424"/>
          </table:table-cell>
          <table:covered-table-cell>
            <text:p text:style-name="P425"/>
          </table:covered-table-cell>
          <table:covered-table-cell/>
          <table:table-cell table:style-name="TableCell426">
            <text:p text:style-name="P427">Информационный листок выпуска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 table:number-columns-spanned="3" table:number-rows-spanned="9">
            <text:p text:style-name="P440"/>
          </table:table-cell>
          <table:covered-table-cell/>
          <table:covered-table-cell/>
          <table:table-cell table:style-name="TableCell441">
            <text:p text:style-name="P442">1</text:p>
          </table:table-cell>
          <table:table-cell table:style-name="TableCell443">
            <text:p text:style-name="P444">Х</text:p>
          </table:table-cell>
          <table:table-cell table:style-name="TableCell445">
            <text:p text:style-name="P446">Другие печатные издания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</table:table-row>
        <table:table-row table:style-name="TableRow457">
          <table:covered-table-cell>
            <text:p text:style-name="P458"/>
          </table:covered-table-cell>
          <table:covered-table-cell/>
          <table:covered-table-cell/>
          <table:table-cell table:style-name="TableCell459">
            <text:p text:style-name="P460">2</text:p>
          </table:table-cell>
          <table:table-cell table:style-name="TableCell461">
            <text:p text:style-name="P462"/>
          </table:table-cell>
          <table:table-cell table:style-name="TableCell463">
            <text:p text:style-name="P464">Рекламные материалы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covered-table-cell>
            <text:p text:style-name="P476"/>
          </table:covered-table-cell>
          <table:covered-table-cell/>
          <table:covered-table-cell/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>Программное обеспечение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>Листинги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covered-table-cell>
            <text:p text:style-name="P512"/>
          </table:covered-table-cell>
          <table:covered-table-cell/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>Исходные модули</text:p>
          </table:table-cell>
          <table:table-cell table:style-name="TableCell519">
            <text:p text:style-name="P520">Х</text:p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>Х</text:p>
          </table:table-cell>
          <table:table-cell table:style-name="TableCell527">
            <text:p text:style-name="P528">Р</text:p>
          </table:table-cell>
        </table:table-row>
        <table:table-row table:style-name="TableRow529">
          <table:covered-table-cell>
            <text:p text:style-name="P530"/>
          </table:covered-table-cell>
          <table:covered-table-cell/>
          <table:covered-table-cell/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>Объектные модули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covered-table-cell>
            <text:p text:style-name="P548"/>
          </table:covered-table-cell>
          <table:covered-table-cell/>
          <table:covered-table-cell/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Контрольные примеры</text:p>
          </table:table-cell>
          <table:table-cell table:style-name="TableCell555">
            <text:p text:style-name="P556">Х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  <table:table-cell table:style-name="TableCell561">
            <text:p text:style-name="P562">Х</text:p>
          </table:table-cell>
          <table:table-cell table:style-name="TableCell563">
            <text:p text:style-name="P564">Р</text:p>
          </table:table-cell>
        </table:table-row>
        <table:table-row table:style-name="TableRow565">
          <table:covered-table-cell>
            <text:p text:style-name="P566"/>
          </table:covered-table-cell>
          <table:covered-table-cell/>
          <table:covered-table-cell/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>Средства разработки</text:p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covered-table-cell>
            <text:p text:style-name="P584"/>
          </table:covered-table-cell>
          <table:covered-table-cell/>
          <table:covered-table-cell/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>Прочие средства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</table:table-row>
      </table:table>
      <text:p text:style-name="P601"/>
      <text:p text:style-name="P602">2.2 Цели</text:p>
      <text:p text:style-name="P603"><text:span text:style-name="T604">Поставленной задачей было написание программы, представляющей собой систему по обработке и<text:s/></text:span><text:span text:style-name="T605">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06">vIMS</text:span><text:span text:style-name="T607">.</text:span></text:p>
      <text:soft-page-break/>
      <text:p text:style-name="P608">2.2.1 Согласование заявок на проверку</text:p>
      <text:p text:style-name="P609">2.2.1.1 Отклоненные заявки</text:p>
      <text:p text:style-name="P610">Отсутствуют.</text:p>
      <text:p text:style-name="P611">2.2.1.2 Принятые<text:s/>заявки</text:p>
      <text:p text:style-name="P612">Отсутствуют.</text:p>
      <text:p text:style-name="P613">2.2.2 Согласование заявок на расширение функциональных</text:p>
      <text:p text:style-name="P614">возможностей изделия</text:p>
      <text:p text:style-name="P615">2.2.2.1 Отклонённые заявки</text:p>
      <text:p text:style-name="P616">Отсутствуют.</text:p>
      <text:p text:style-name="P617">2.2.2.2 Принятые заявки</text:p>
      <text:p text:style-name="P618">Отсутствуют.</text:p>
      <text:p text:style-name="P619">2.2.3 Согласование заявок на внесение исправлений</text:p>
      <text:p text:style-name="P620">2.2.3.1 Отклонённые заявки</text:p>
      <text:p text:style-name="P621">Отсутствуют.</text:p>
      <text:p text:style-name="P622">2.2.4 Согласование планов</text:p>
      <text:p text:style-name="P623">2.2.4.1 Исключённые пункты плана</text:p>
      <text:p text:style-name="P624">Отсутствуют.</text:p>
      <text:p text:style-name="P625">2.2.4.2 Включенные пункты плана</text:p>
      <text:p text:style-name="P626">Отсутствуют.</text:p>
      <text:p text:style-name="P627">2.2.5 Перечень требований пользователя</text:p>
      <text:p text:style-name="P628">Заказчику требуется:</text:p>
      <text:p text:style-name="P629"><text:span text:style-name="T630">- Программа должна работать под любой операционной системой семейства<text:s/></text:span><text:span text:style-name="T631">Wi</text:span><text:span text:style-name="T632">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1.1 Обозначения</text:p>
      <text:p text:style-name="P644">В данном документе не используется никаких специальных<text:s/>обозначений.</text:p>
      <text:p text:style-name="P645">2.3.1.2 Терминология</text:p>
      <text:p text:style-name="P646">Вся специальная терминология определяется в контексте данного документа.</text:p>
      <text:p text:style-name="P647">2.3.2 Генерируемое программное обеспечение</text:p>
      <text:p text:style-name="P648">Не используется.</text:p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soft-page-break/>
      <text:p text:style-name="P658">2.3.3 Системное программное обеспечение</text:p>
      <text:p text:style-name="P659"/>
      <text:p text:style-name="P660"><text:span text:style-name="T661"><draw:custom-shape svg:x="2.64683in" svg:y="0.08177in" svg:width="1.98056in" svg:height="0.91389in" draw:z-index="251659264" draw:id="id0" draw:style-name="a0" draw:name="Прямоугольник 1" text:anchor-type="paragraph"><svg:title/><svg:desc/><text:p text:style-name="P662">2.3.3.1</text:p><text:p text:style-name="Обычный">Блок</text:p><text:p text:style-name="Обычный">вариантов<text:s/>использования<text:s/></text:p><draw:enhanced-geometry draw:type="non-primitive" svg:viewBox="0 0 21600 21600" draw:enhanced-path="M 0 0 L 21600 0 21600 21600 0 21600 Z N"/></draw:custom-shape></text:span></text:p>
      <text:p text:style-name="P663"/>
      <text:p text:style-name="P664"><text:span text:style-name="T665"><draw:connector draw:type="line" svg:x1="3.7125in" svg:y1="0.13396in" svg:x2="3.7125in" svg:y2="0.4541in" draw:z-index="251676672" draw:id="id1" draw:style-name="a1" draw:name="Прямая соединительная линия 21" text:anchor-type="paragraph"><svg:title/><svg:desc/></draw:connector></text:span></text:p>
      <text:p text:style-name="P666"><text:span text:style-name="T667"><draw:connector draw:type="line" svg:x1="6.31596in" svg:y1="0.01316in" svg:x2="6.31596in" svg:y2="0.44441in" draw:z-index="251675648" draw:id="id2" draw:style-name="a2" draw:name="Прямая соединительная линия 20" text:anchor-type="paragraph"><svg:title/><svg:desc/></draw:connector></text:span><text:span text:style-name="T668"><draw:connector draw:type="line" svg:x1="4.77854in" svg:y1="0.43608in" svg:x2="4.77854in" svg:y2="0.01316in" draw:z-index="251674624" draw:id="id3" draw:style-name="a3" draw:name="Прямая соединительная линия 19" text:anchor-type="paragraph"><svg:title/><svg:desc/></draw:connector></text:span><text:span text:style-name="T669"><draw:connector draw:type="line" svg:x1="3.31627in" svg:y1="0.4458in" svg:x2="3.31627in" svg:y2="0.01316in" draw:z-index="251673600" draw:id="id4" draw:style-name="a4" draw:name="Прямая соединительная линия 18" text:anchor-type="paragraph"><svg:title/><svg:desc/></draw:connector></text:span><text:span text:style-name="T670"><draw:connector draw:type="line" svg:x1="1.92948in" svg:y1="0.43648in" svg:x2="1.93851in" svg:y2="0.02259in" draw:z-index="251672576" draw:id="id5" draw:style-name="a5" draw:name="Прямая соединительная линия 17" text:anchor-type="paragraph"><svg:title/><svg:desc/></draw:connector></text:span><text:span text:style-name="T671"><draw:connector draw:type="line" svg:x1="0.60873in" svg:y1="0.02259in" svg:x2="0.60873in" svg:y2="0.43648in" draw:z-index="251671552" draw:id="id6" draw:style-name="a6" draw:name="Прямая соединительная линия 16" text:anchor-type="paragraph"><svg:title/><svg:desc/></draw:connector></text:span><text:span text:style-name="T672"><draw:connector draw:type="line" svg:x1="0.59861in" svg:y1="0.02153in" svg:x2="6.31528in" svg:y2="0.0125in" draw:z-index="251670528" draw:id="id7" draw:style-name="a7" draw:name="Прямая соединительная линия 15" text:anchor-type="paragraph"><svg:title/><svg:desc/></draw:connector></text:span><text:span text:style-name="T673"><draw:custom-shape svg:x="0in" svg:y="0.42825in" svg:width="1.24514in" svg:height="1.075in" draw:z-index="251661312" draw:id="id8" draw:style-name="a8" draw:name="Прямоугольник 3" text:anchor-type="paragraph"><svg:title/><svg:desc/><text:p text:style-name="P674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75"><text:span text:style-name="T676"><draw:custom-shape svg:x="5.50495in" svg:y="0.00504in" svg:width="1.30139in" svg:height="1.06528in" draw:z-index="251669504" draw:id="id9" draw:style-name="a9" draw:name="Прямоугольник 7" text:anchor-type="paragraph"><svg:title/><svg:desc/><text:p text:style-name="P677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78"><draw:custom-shape svg:x="4.11816in" svg:y="0.00504in" svg:width="1.29167in" svg:height="1.06528in" draw:z-index="251667456" draw:id="id10" draw:style-name="a10" draw:name="Прямоугольник 6" text:anchor-type="paragraph"><svg:title/><svg:desc/><text:p text:style-name="P679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0"><draw:custom-shape svg:x="3.5in" svg:y="0.00504in" svg:width="1.24514in" svg:height="1.06528in" draw:z-index="251665408" draw:id="id11" draw:style-name="a11" draw:name="Прямоугольник 5" text:anchor-type="paragraph"><svg:title/><svg:desc/><text:p text:style-name="P681">2.3.3.4</text:p><text:p text:style-name="Обычный">Блок обработки входных данных АТС</text:p><draw:enhanced-geometry draw:type="non-primitive" svg:viewBox="0 0 21600 21600" draw:enhanced-path="M 0 0 L 21600 0 21600 21600 0 21600 Z N"/></draw:custom-shape></text:span><text:span text:style-name="T682"><draw:custom-shape svg:x="1.33514in" svg:y="0.00504in" svg:width="1.24514in" svg:height="1.06528in" draw:z-index="251663360" draw:id="id12" draw:style-name="a12" draw:name="Прямоугольник 4" text:anchor-type="paragraph"><svg:title/><svg:desc/><text:p text:style-name="P683">2.3.3.3</text:p><text:p text:style-name="Обычный">Блок интерфейса пользователя</text:p><draw:enhanced-geometry draw:type="non-primitive" svg:viewBox="0 0 21600 21600" draw:enhanced-path="M 0 0 L 21600 0 21600 21600 0 21600 Z N"/></draw:custom-shape></text:span></text:p>
      <text:p text:style-name="P684"/>
      <text:p text:style-name="P685"/>
      <text:p text:style-name="P686">2.3.3.1 Общие<text:s/>характеристики «Блок вариантов использования»</text:p>
      <text:p text:style-name="P687">2.3.3.1.1 Внешние ограничения</text:p>
      <text:p text:style-name="P688">2.3.3.1.1.1 Действующие стандарты</text:p>
      <text:p text:style-name="P689"><text:span text:style-name="T690">Не используются ?</text:span></text:p>
      <text:p text:style-name="P691">2.3.3.1.1.2 Ограничения на совместимость</text:p>
      <text:p text:style-name="P692">Не существует программных изделий, совместимых с данным программным продуктом.</text:p>
      <text:p text:style-name="P693">2.3.3.1.1.3 Программные ограничения</text:p>
      <text:p text:style-name="P694"><text:span text:style-name="T695">Данная программа работает с любыми операционными системами семейства<text:s/></text:span><text:span text:style-name="T696">Windows</text:span><text:span text:style-name="T697"><text:s/>или<text:s/></text:span><text:span text:style-name="T698">Linux</text:span><text:span text:style-name="T699">, поддерживающих работу языка программирования<text:s/></text:span><text:span text:style-name="T700">Python</text:span><text:span text:style-name="T701"><text:s/>не ниже версии 3.х</text:span></text:p>
      <text:p text:style-name="P702">2.3.3.1.1.4 Аппаратные ограничения</text:p>
      <text:p text:style-name="P703"><text:span text:style-name="T704">Для эксплуатации<text:s/></text:span><text:span text:style-name="T705">разрабатываемого программного обеспечения<text:s/></text:span><text:span text:style-name="T706">IBM</text:span><text:span text:style-name="T707">-</text:span><text:span text:style-name="T708">PC</text:span><text:span text:style-name="T709"><text:s/>совместимый компьютер, поддерживающий архитектуру х86.</text:span></text:p>
      <text:p text:style-name="P710">2.3.3.1.2 Внешние характеристики</text:p>
      <text:p text:style-name="P711">2.3.3.1.2.1 Результаты работы блока вариантов использования</text:p>
      <text:soft-page-break/>
      <text:p text:style-name="P712">Обработанные данные абонентов формируются в список и передаются в блок представления выходных данных.</text:p>
      <text:p text:style-name="P713">2.3.3.1.2.2 Процессы блока вариантов использования</text:p>
      <text:p text:style-name="P714">Блок вариантов использования, выполняет обработку принятого списка номеров исходного формата, в новый формат, с учетом использования правил преобразования.</text:p>
      <text:p text:style-name="P715">2.3.3.1.2.3 Входы блока вариантов использования</text:p>
      <text:p text:style-name="P716">- Набор правил использования.</text:p>
      <text:p text:style-name="P717">- список обрабатываемых номеров</text:p>
      <text:p text:style-name="P718">2.3.3.1.3 Эргономические характеристики</text:p>
      <text:p text:style-name="P719">2.3.3.1.3.1 Безопасность и секретность</text:p>
      <text:p text:style-name="P720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21">2.3.3.1.3.2 Надёжность</text:p>
      <text:p text:style-name="P722">Некорректность входных данных или содержание некорректных данных в конфигурации 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 и конфигурации.</text:p>
      <text:p text:style-name="P723"><text:tab/>2.3.3.1.3.3<text:s/>Рестарт</text:p>
      <text:p text:style-name="P724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25"><text:tab/>2.3.3.1.3.4 Соответствие требованиям заказчика</text:p>
      <text:soft-page-break/>
      <text:p text:style-name="P726">Система должна соответствовать требованиям технического задания.</text:p>
      <text:p text:style-name="P727"><text:tab/>2.3.3.1.3.5 Рабочие характеристики</text:p>
      <text:p text:style-name="P728"><text:tab/>Программа не накладывает никаких ограничений на конфигурацию, помимо ограничений, определяемых оборудованием.</text:p>
      <text:p text:style-name="P729"><text:tab/>2.3.3.1.3.6 Обеспечение эксплуатации</text:p>
      <text:p text:style-name="P730"><text:tab/>Никаких требований к условиям эксплуатации не выдвигается. Для выполнения работы требуется квалифицированный персонал.</text:p>
      <text:p text:style-name="P731"><text:span text:style-name="T732"><text:tab/>Работа программного изделия начинается с запуска исполняемого файла. Вся информация о ходе рабо</text:span><text:span text:style-name="T733">ты записывается в лог-файл<text:s/></text:span><text:span text:style-name="T734">migrate</text:span><text:span text:style-name="T735">.</text:span><text:span text:style-name="T736">log</text:span><text:span text:style-name="T737">.<text:s/></text:span><text:span text:style-name="T738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39"><text:tab/>2.3.3.1.3.7 Мобильность</text:p>
      <text:p text:style-name="P740"><text:tab/>Данный программный продукт распространяется с открытым исходным кодом.</text:p>
      <text:p text:style-name="P741"><text:tab/>2.3.3.1.4 Внутренние характеристики</text:p>
      <text:p text:style-name="P742"><text:tab/>2.3.3.1.4.1 Удобство сопровождения</text:p>
      <text:p text:style-name="P743"><text:span text:style-name="T744"><text:tab/>Программы не компилируется. Команды выполняются непосредственно интерпретатором языка<text:s/></text:span><text:span text:style-name="T745">Python</text:span><text:span text:style-name="T746">, что дает разработчику или че</text:span><text:span text:style-name="T747">ловеку, занимающемуся сопровождением данного ПО, достаточно полную информацию о работе программы.</text:span></text:p>
      <text:p text:style-name="P748"><text:tab/>2.3.3.1.4.2 Алгоритмы</text:p>
      <text:p text:style-name="P749"><text:tab/>Подлежат описанию во внутренней спецификации.</text:p>
      <text:p text:style-name="P750"/>
      <text:p text:style-name="P751">2.3.3.2 Общие характеристики функции «Блок конфигураций»</text:p>
      <text:p text:style-name="P752">Все пропущенные пункты см. в<text:s/>п.2.3.3.1.</text:p>
      <text:p text:style-name="P753">2.3.3.2.2 Внешние характеристики</text:p>
      <text:soft-page-break/>
      <text:p text:style-name="P754">2.3.3.2.2.1 Результаты работы блока конфигураций</text:p>
      <text:p text:style-name="P755">Формируется объект, содержащий все конфигурационные данные.</text:p>
      <text:p text:style-name="P756">2.3.3.2.2.2 Процессы блока конфигураций</text:p>
      <text:p text:style-name="P757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<text:s/></text:p>
      <text:p text:style-name="P758"><text:span text:style-name="T759">2.3.3.2.2.3 Входы блока конфигураций</text:span></text:p>
      <text:p text:style-name="P760">В качестве входных данных принимается словарь с исходными конфигурационными данными.</text:p>
      <text:p text:style-name="P761">2.3.3.3 Общие характеристики «Блок интерфейса пользователя»</text:p>
      <text:p text:style-name="P762">Все пропущенные пункты см. в п.2.3.3.1.</text:p>
      <text:p text:style-name="P763">2.3.3.3.2 Внешние характеристики</text:p>
      <text:p text:style-name="P764">2.3.3.3.2.1 Результаты работы блока интерфейса пользователя</text:p>
      <text:p text:style-name="P765">Результатом работы блока «Интерфейс пользователя» являются:</text:p>
      <text:p text:style-name="P766">- отображение на экране правил конфигурации и флагов(режимов) обработки подготавливаемых данных.</text:p>
      <text:p text:style-name="P767">- формирование и редактирование правил обработки в графическом режиме.</text:p>
      <text:p text:style-name="P768">- отображение процесса обработки(конвертирования) исходных<text:s/>данных.</text:p>
      <text:p text:style-name="P769">- просмотр лог-файла.</text:p>
      <text:p text:style-name="P770">2.3.3.3.2.2 Процессы блока интерфейса пользователя</text:p>
      <text:p text:style-name="P771">Блок «Интерфейс пользователя» выполняет следующие процессы:</text:p>
      <text:p text:style-name="P772">- Преобразование в удобное для понимания представление<text:s/>конфигурационных данных и управления ими.</text:p>
      <text:p text:style-name="P773">- Обработка клавиш навигации.</text:p>
      <text:soft-page-break/>
      <text:p text:style-name="P774">2.3.3.2.2.3 Входы блока интерфейса пользователя</text:p>
      <text:p text:style-name="P775">- Значения полей и флагов управления, введённые пользователем в графическом окне.</text:p>
      <text:p text:style-name="P776">- выходные данные потока обработки.</text:p>
      <text:p text:style-name="P777">2.3.3.4 Общие характеристики «Блок обработки входных данных АТС»</text:p>
      <text:p text:style-name="P778">Все<text:s/>пропущенные пункты см. в п.2.3.3.1.</text:p>
      <text:p text:style-name="P779">2.3.3.4.2 Внешние характеристики</text:p>
      <text:p text:style-name="P780">2.3.3.4.2.1 Результаты работы блока обработки входных данных АТС</text:p>
      <text:p text:style-name="P781">Формируется список объектов исходной базы данных.<text:s/></text:p>
      <text:p text:style-name="P782">2.3.3.4.2.2 Процессы блока обработки входных данных АТС</text:p>
      <text:p text:style-name="P783">Блок «Обработки<text:s/>входных данных АТС» выполняет следующие процессы:</text:p>
      <text:p text:style-name="P784">- Обработка исходной базы номеров и вычисление необходимых свойств и атрибутов каждого номера.<text:s/></text:p>
      <text:p text:style-name="P785">- Перенос обработанных данных абонентов в новую модель, использующуюся для дальнейшей обработки в конвертере.</text:p>
      <text:p text:style-name="P786">2.3.3.4.2.3 Входы блока обработки входных данных АТС</text:p>
      <text:p text:style-name="P787">В качестве входных данных принимается исходная база номеров АТС и конфигурационные данные.</text:p>
      <text:p text:style-name="P788">2.3.3.5 Общие характеристики «Блок представления выходных данных»</text:p>
      <text:p text:style-name="P789">Все пропущенные пункты см. в п.2.3.3.1.</text:p>
      <text:p text:style-name="P790">2.3.3.5.2 Внешние характеристики</text:p>
      <text:p text:style-name="P791">2.3.3.5.2.1 Результаты работы блока представления выходных данных</text:p>
      <text:p text:style-name="P792"><text:span text:style-name="T793">На основании обработанной базы номеров, формируются списки объектов, с требуемым представлением данных, для последующего использования в импорте на<text:s/></text:span><text:span text:style-name="T794">vIMS</text:span><text:span text:style-name="T795">.</text:span></text:p>
      <text:soft-page-break/>
      <text:p text:style-name="P796">2.3.3.5.2.2 Процессы блока представления выходных данных</text:p>
      <text:p text:style-name="P797">Используются следующие процессы:</text:p>
      <text:p text:style-name="P798"><text:span text:style-name="T799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00">vIMS</text:span><text:span text:style-name="T801">.</text:span></text:p>
      <text:p text:style-name="P802">2.3.3.5.2.3 Входы блока<text:s/>представления выходных данных</text:p>
      <text:p text:style-name="P803">В качестве входных данных принимается обработанный список номеров и шаблоны конфигурации.</text:p>
      <text:p text:style-name="P804">2.3.3.6 Общие характеристики функции «Блок чтения и записи данных»</text:p>
      <text:p text:style-name="P805">Все пропущенные пункты см. в п.2.3.3.1.</text:p>
      <text:p text:style-name="P806">2.3.3.6.2 Внешние характеристики</text:p>
      <text:p text:style-name="P807">2.3.3.6.2.1 Результаты работы блока чтения и записи данных</text:p>
      <text:p text:style-name="P808">Результатом работы «Блока чтения и записи данных» является запись или чтение указанных файлов в нужном формате.</text:p>
      <text:p text:style-name="P809"><text:s/>2.3.3.6.2.2 Процессы блока чтения и записи данных</text:p>
      <text:p text:style-name="P810">В блоке чтение и записи<text:s/>данных выполняются следующие процессы:</text:p>
      <text:p text:style-name="P811">- чтение указанных файлов в заданном формате.</text:p>
      <text:p text:style-name="P812">- запись данных в указанном формате.</text:p>
      <text:p text:style-name="P813">2.3.3.6.2.3 Входы блока чтения и записи данных</text:p>
      <text:p text:style-name="P814">Информация, подающаяся на входы блока чтения и записи данных, зависит от направления движения этих данных:</text:p>
      <text:p text:style-name="P815">- Для чтения, на входы подаются данные о расположении запрашиваемого файла</text:p>
      <text:p text:style-name="P816">- для записи – имя файла и данные.<text:s/></text:p>
      <text:p text:style-name="P817"/>
      <text:p text:style-name="P818"/>
      <text:p text:style-name="P819"/>
      <text:p text:style-name="P820">2.3.4 Внутренние ограничения</text:p>
      <text:p text:style-name="P821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 памяти и т.д.), влияющих на время обработки больших массивов данных.</text:p>
      <text:p text:style-name="P822">2.4 Используемые материалы</text:p>
      <text:p text:style-name="P823">2.4.1 Справочные документы</text:p>
      <text:p text:style-name="P824">Отсутствуют.</text:p>
      <text:p text:style-name="P825">2.5 Передача заказчику и ввод в действие</text:p>
      <text:p text:style-name="P826">2.5.1 Средства защиты права собственности на изделие</text:p>
      <text:p text:style-name="P827">Соблюдение прав собственности не требуется.</text:p>
      <text:p text:style-name="P828">2.5.2 Ресурсы, обеспечивающие ввод в действие</text:p>
      <text:p text:style-name="P829"><text:span text:style-name="T830">Для выполнения работы требуется квалифицированный перс</text:span><text:span text:style-name="T831">онал, знающий структуру данных</text:span><text:span text:style-name="T832"><text:s/>переносимой АТС, а также, обладающий навыками работы на<text:s/></text:span><text:span text:style-name="T833">vIMS</text:span><text:span text:style-name="T834">.</text:span></text:p>
      <text:p text:style-name="P835"><text:span text:style-name="T836">ПО разворачивается и работает на любой ОС семейства<text:s/></text:span><text:span text:style-name="T837">Windows</text:span><text:span text:style-name="T838"><text:s/>или<text:s/></text:span><text:span text:style-name="T839">Linux</text:span><text:span text:style-name="T840">, поддерживающих работу языка программирования<text:s/></text:span><text:span text:style-name="T841">Python</text:span><text:span text:style-name="T842"><text:s/>не ниже версии 3.х.</text:span></text:p>
      <text:p text:style-name="P843">2.5.3 Носители информации</text:p>
      <text:p text:style-name="P844">В качестве носителя информации может использоваться любое доступное устройство хранения с возможность чтения и записи, а также разрешённых прав для доступа к данному носителю от имени пользователя запускающего ПО.<text:s/></text:p>
      <text:p text:style-name="P845">2.6 Тактика</text:p>
      <text:p text:style-name="P846">2.6.1 Взаимосвязи</text:p>
      <text:soft-page-break/>
      <text:p text:style-name="P847">2.6.1.1 Требуемые взаимосвязи</text:p>
      <text:p text:style-name="P848">Не выдвигаются требования к другим изделиям.</text:p>
      <text:p text:style-name="P849">2.6.1.2 Обеспечение взаимосвязи</text:p>
      <text:p text:style-name="P850">Требования других изделий к программе отсутствуют.</text:p>
      <text:p text:style-name="P851">2.6.2 Техническая ревизионная комиссия</text:p>
      <text:p text:style-name="P852">Создание ревизионной комиссии не требуется.</text:p>
      <text:p text:style-name="P853">2.6.3 Проверка изделия</text:p>
      <text:p text:style-name="P854"><text:span text:style-name="T855">2.6.3.1<text:s/></text:span><text:span text:style-name="T856">Уровни испытаний</text:span></text:p>
      <text:p text:style-name="P857">2.6.4 Обеспечение поддержки</text:p>
      <text:p text:style-name="P858">2.6.4.1 Мероприятия, обеспечивающие продвижение программного обеспечения на рынок – не производятся.</text:p>
      <text:p text:style-name="P859">2.6.4.2 Мероприятия, связанные с обучением</text:p>
      <text:p text:style-name="P860"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861">2.6.4.3 Средства, обеспечивающие модернизацию программного изделия</text:p>
      <text:p text:style-name="P862">Не предусматриваются.</text:p>
      <text:p text:style-name="P863">2.7 Извещение об изменении календарных сроков</text:p>
      <text:p text:style-name="P864"><text:span text:style-name="T865">????</text:span></text:p>
      <text:p text:style-name="P866"/>
      <text:p text:style-name="P867"/>
      <text:p text:style-name="P8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2-04T03:36:00Z</dc:date>
    <meta:template xlink:href="Normal.dotm" xlink:type="simple"/>
    <meta:editing-cycles>34</meta:editing-cycles>
    <meta:editing-duration>PT35220S</meta:editing-duration>
    <meta:document-statistic meta:page-count="20" meta:paragraph-count="37" meta:word-count="2786" meta:character-count="18630" meta:row-count="132" meta:non-whitespace-character-count="15881"/>
  </office:meta>
</office:document-meta>
</file>